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2c78f8" officeooo:paragraph-rsid="002c78f8" style:font-weight-asian="bold" style:font-weight-complex="bold"/>
    </style:style>
    <style:style style:name="P2" style:family="paragraph" style:parent-style-name="Standard">
      <style:text-properties officeooo:rsid="002acd9b" officeooo:paragraph-rsid="002acd9b"/>
    </style:style>
    <style:style style:name="P3" style:family="paragraph" style:parent-style-name="Standard">
      <style:text-properties officeooo:rsid="002acd9b" officeooo:paragraph-rsid="002d9f8f"/>
    </style:style>
    <style:style style:name="P4" style:family="paragraph" style:parent-style-name="Standard">
      <style:text-properties officeooo:rsid="002d9f8f" officeooo:paragraph-rsid="002d9f8f"/>
    </style:style>
    <style:style style:name="P5" style:family="paragraph" style:parent-style-name="Standard" style:list-style-name="L1">
      <style:paragraph-properties fo:text-align="start" style:justify-single-word="false"/>
      <style:text-properties style:text-underline-style="none" officeooo:rsid="00431f72" officeooo:paragraph-rsid="00431f72"/>
    </style:style>
    <style:style style:name="P6" style:family="paragraph" style:parent-style-name="Standard" style:list-style-name="L1">
      <style:text-properties officeooo:rsid="0047f58e" officeooo:paragraph-rsid="0047f58e"/>
    </style:style>
    <style:style style:name="P7" style:family="paragraph" style:parent-style-name="Standard" style:list-style-name="L1">
      <style:text-properties officeooo:rsid="002acd9b" officeooo:paragraph-rsid="0045f714"/>
    </style:style>
    <style:style style:name="P8" style:family="paragraph" style:parent-style-name="Standard" style:list-style-name="L1">
      <style:text-properties officeooo:rsid="002acd9b" officeooo:paragraph-rsid="0046a85b"/>
    </style:style>
    <style:style style:name="P9" style:family="paragraph" style:parent-style-name="Standard" style:list-style-name="L1">
      <style:text-properties officeooo:rsid="002acd9b" officeooo:paragraph-rsid="0049e230"/>
    </style:style>
    <style:style style:name="P10" style:family="paragraph" style:parent-style-name="Standard" style:list-style-name="L1">
      <style:text-properties officeooo:rsid="002acd9b" officeooo:paragraph-rsid="005d8c7d"/>
    </style:style>
    <style:style style:name="P11" style:family="paragraph" style:parent-style-name="Standard" style:list-style-name="L1">
      <style:text-properties fo:font-weight="bold" officeooo:rsid="002acd9b" officeooo:paragraph-rsid="0045f714" style:font-weight-asian="bold" style:font-weight-complex="bold"/>
    </style:style>
    <style:style style:name="P12" style:family="paragraph" style:parent-style-name="Standard" style:list-style-name="L1">
      <style:text-properties fo:font-weight="bold" officeooo:rsid="002acd9b" officeooo:paragraph-rsid="0049e230" style:font-weight-asian="bold" style:font-weight-complex="bold"/>
    </style:style>
    <style:style style:name="P13" style:family="paragraph" style:parent-style-name="Standard" style:list-style-name="L1">
      <style:text-properties fo:font-weight="bold" officeooo:rsid="0053b4f1" officeooo:paragraph-rsid="005811af" style:font-weight-asian="bold" style:font-weight-complex="bold"/>
    </style:style>
    <style:style style:name="P14" style:family="paragraph" style:parent-style-name="Standard" style:list-style-name="L1">
      <style:text-properties fo:font-weight="bold" officeooo:rsid="00568054" officeooo:paragraph-rsid="00568054" style:font-weight-asian="bold" style:font-weight-complex="bold"/>
    </style:style>
    <style:style style:name="P15" style:family="paragraph" style:parent-style-name="Standard" style:list-style-name="L1">
      <style:text-properties fo:font-weight="bold" officeooo:rsid="005811af" officeooo:paragraph-rsid="005811af" style:font-weight-asian="bold" style:font-weight-complex="bold"/>
    </style:style>
    <style:style style:name="P16" style:family="paragraph" style:parent-style-name="Standard" style:list-style-name="L1">
      <style:text-properties officeooo:rsid="003266e3" officeooo:paragraph-rsid="0047f58e"/>
    </style:style>
    <style:style style:name="P17" style:family="paragraph" style:parent-style-name="Standard" style:list-style-name="L1">
      <style:text-properties officeooo:rsid="00490099" officeooo:paragraph-rsid="00490099"/>
    </style:style>
    <style:style style:name="P18" style:family="paragraph" style:parent-style-name="Standard" style:list-style-name="L1">
      <style:text-properties officeooo:rsid="004bdc08" officeooo:paragraph-rsid="004bdc08"/>
    </style:style>
    <style:style style:name="P19" style:family="paragraph" style:parent-style-name="Standard" style:list-style-name="L1">
      <style:text-properties officeooo:rsid="0049e230" officeooo:paragraph-rsid="0049e230"/>
    </style:style>
    <style:style style:name="P20" style:family="paragraph" style:parent-style-name="Standard" style:list-style-name="L1">
      <style:text-properties fo:font-style="italic" officeooo:rsid="002acd9b" officeooo:paragraph-rsid="0049e230" style:font-style-asian="italic" style:font-style-complex="italic"/>
    </style:style>
    <style:style style:name="P21" style:family="paragraph" style:parent-style-name="Standard" style:list-style-name="L1">
      <style:text-properties officeooo:rsid="004d3880" officeooo:paragraph-rsid="004d3880"/>
    </style:style>
    <style:style style:name="P22" style:family="paragraph" style:parent-style-name="Standard" style:list-style-name="L1">
      <style:text-properties officeooo:rsid="00518d86" officeooo:paragraph-rsid="00518d86"/>
    </style:style>
    <style:style style:name="P23" style:family="paragraph" style:parent-style-name="Standard" style:list-style-name="L1">
      <style:text-properties officeooo:rsid="004fb89d" officeooo:paragraph-rsid="004fb89d"/>
    </style:style>
    <style:style style:name="P24" style:family="paragraph" style:parent-style-name="Standard" style:list-style-name="L1">
      <style:text-properties officeooo:rsid="0053b4f1" officeooo:paragraph-rsid="0053b4f1"/>
    </style:style>
    <style:style style:name="P25" style:family="paragraph" style:parent-style-name="Standard" style:list-style-name="L1">
      <style:text-properties officeooo:rsid="0055c743" officeooo:paragraph-rsid="0055c743"/>
    </style:style>
    <style:style style:name="P26" style:family="paragraph" style:parent-style-name="Standard" style:list-style-name="L1">
      <style:text-properties officeooo:rsid="00564920" officeooo:paragraph-rsid="00564920"/>
    </style:style>
    <style:style style:name="P27" style:family="paragraph" style:parent-style-name="Standard" style:list-style-name="L1">
      <style:text-properties officeooo:rsid="00568054" officeooo:paragraph-rsid="00568054"/>
    </style:style>
    <style:style style:name="P28" style:family="paragraph" style:parent-style-name="Standard" style:list-style-name="L1">
      <style:text-properties fo:font-weight="normal" officeooo:rsid="005b9a47" officeooo:paragraph-rsid="005b9a47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5c5bc3" officeooo:paragraph-rsid="005c5bc3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2acd9b" officeooo:paragraph-rsid="005d8c7d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685479" officeooo:paragraph-rsid="0068547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68777e" officeooo:paragraph-rsid="0068777e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410f8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5811af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5bb70" style:font-weight-asian="bold" style:font-weight-complex="bold"/>
    </style:style>
    <style:style style:name="T6" style:family="text">
      <style:text-properties fo:font-weight="bold" officeooo:rsid="00311328" style:font-weight-asian="bold" style:font-weight-complex="bold"/>
    </style:style>
    <style:style style:name="T7" style:family="text">
      <style:text-properties fo:font-weight="normal" officeooo:rsid="003f970b" style:font-weight-asian="normal" style:font-weight-complex="normal"/>
    </style:style>
    <style:style style:name="T8" style:family="text">
      <style:text-properties fo:font-weight="normal" officeooo:rsid="0040d8dd" style:font-weight-asian="normal" style:font-weight-complex="normal"/>
    </style:style>
    <style:style style:name="T9" style:family="text">
      <style:text-properties fo:font-weight="normal" officeooo:rsid="00410f87" style:font-weight-asian="normal" style:font-weight-complex="normal"/>
    </style:style>
    <style:style style:name="T10" style:family="text">
      <style:text-properties officeooo:rsid="00311328"/>
    </style:style>
    <style:style style:name="T11" style:family="text">
      <style:text-properties officeooo:rsid="004d3880"/>
    </style:style>
    <style:style style:name="T12" style:family="text">
      <style:text-properties officeooo:rsid="004e2138"/>
    </style:style>
    <style:style style:name="T13" style:family="text">
      <style:text-properties officeooo:rsid="005811af"/>
    </style:style>
    <style:style style:name="T14" style:family="text">
      <style:text-properties officeooo:rsid="005c5bc3"/>
    </style:style>
    <style:style style:name="T15" style:family="text">
      <style:text-properties officeooo:rsid="006745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David Kozák, IPK proj 2</text:p>
      <text:p text:style-name="P31">2015/2016</text:p>
      <text:p text:style-name="P32">ftp server</text:p>
      <text:p text:style-name="P1">Popis protokolu</text:p>
      <text:p text:style-name="P2"/>
      <text:p text:style-name="P4">Protokol v tomto projektu využívá 4 druhů zpráv. <text:span text:style-name="T15">Příslušnou kategorii lze jednoznačně určit podle první řádku hlavičky zaslané zprávy. Hlavička je od případného zbytku zprávy oddělena dvěma znaky nového řádku('\n\n'). V následující dokumentaci jsou ve formátu zpráv konkrétní povinná klíčová slova </text:span><text:span text:style-name="T6">tučně </text:span><text:span text:style-name="T7"><text:s/></text:span><text:span text:style-name="T8">a </text:span><text:span text:style-name="T9">atributy, jejichž hodnota je třeba doplnit, jsou </text:span><text:span text:style-name="T2">kurzívou.</text:span></text:p>
      <text:p text:style-name="P4"/>
      <text:list xml:id="list8563868151772026901" text:style-name="L1">
        <text:list-item>
          <text:p text:style-name="P5">Žádost o soubor:</text:p>
          <text:list>
            <text:list-item>
              <text:p text:style-name="P6">Zpráva zasíl<text:span text:style-name="T12">á</text:span>n<text:span text:style-name="T12">a</text:span> z klienta na server</text:p>
            </text:list-item>
            <text:list-item>
              <text:p text:style-name="P6">Formát:</text:p>
              <text:list>
                <text:list-header>
                  <text:p text:style-name="P11">GET FILE\n </text:p>
                  <text:p text:style-name="P7"><text:span text:style-name="T4">Name</text:span>: <text:span text:style-name="T1">name_of_file</text:span> <text:span text:style-name="T4">\n</text:span></text:p>
                  <text:p text:style-name="P8"><text:span text:style-name="T4">\n</text:span><text:span text:style-name="T5">\n</text:span></text:p>
                  <text:list>
                    <text:list-item>
                      <text:list>
                        <text:list-item>
                          <text:p text:style-name="P16">'name_of_file' identifikuje požadovaný soubor. </text:p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16">Po zaslání této zprávy klient očekává odpověď typu FILE TRANSFER či hlášení o chybě.</text:p>
            </text:list-item>
          </text:list>
        </text:list-item>
        <text:list-item>
          <text:p text:style-name="P17">Zaslání souboru</text:p>
          <text:list>
            <text:list-item>
              <text:p text:style-name="P18">Zpráva může být zaslána oběma směry</text:p>
            </text:list-item>
            <text:list-item>
              <text:p text:style-name="P19">Formát:</text:p>
              <text:list>
                <text:list-header>
                  <text:p text:style-name="P12">FILE TRANSFER\n</text:p>
                  <text:p text:style-name="P9"><text:span text:style-name="T4">Name:</text:span> <text:span text:style-name="T1">name_of_file </text:span><text:span text:style-name="T4">\n</text:span></text:p>
                  <text:p text:style-name="P9"><text:span text:style-name="T4">Size:</text:span> <text:span text:style-name="T1">size_of_file </text:span><text:span text:style-name="T4">\n</text:span></text:p>
                  <text:p text:style-name="P12">\n\n</text:p>
                  <text:p text:style-name="P20">file_content</text:p>
                  <text:list>
                    <text:list-item>
                      <text:list>
                        <text:list-item>
                          <text:p text:style-name="P18">name_of_file identifikuje soubor</text:p>
                        </text:list-item>
                        <text:list-item>
                          <text:p text:style-name="P18">size_of_file je velikost soubor<text:span text:style-name="T11">u</text:span></text:p>
                        </text:list-item>
                        <text:list-item>
                          <text:p text:style-name="P21">file_content je obsah daného souboru</text:p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2">Pokud je tato zpráva zaslána z klienta na server, očekává se jako odpověď potvrzovací zpráva či hlášení o chybě</text:p>
            </text:list-item>
          </text:list>
        </text:list-item>
        <text:list-item>
          <text:p text:style-name="P23">Potvrzovací zpráva</text:p>
          <text:list>
            <text:list-item>
              <text:p text:style-name="P23">Zpráva zaslána ze serveru na klienta při úspěšném uploadování souboru</text:p>
            </text:list-item>
            <text:list-item>
              <text:p text:style-name="P24">Formát:</text:p>
              <text:list>
                <text:list-header>
                  <text:p text:style-name="P13">SUCCESS</text:p>
                  <text:p text:style-name="P13">\n\n</text:p>
                </text:list-header>
              </text:list>
            </text:list-item>
          </text:list>
        </text:list-item>
        <text:list-item>
          <text:p text:style-name="P25">Hlášení o chybě</text:p>
          <text:list>
            <text:list-item>
              <text:p text:style-name="P26">Zasílána ze serveru na klienta, pokud přenos dat neproběhne úspěšně</text:p>
            </text:list-item>
            <text:list-item>
              <text:p text:style-name="P27">Formát:</text:p>
              <text:list>
                <text:list-header>
                  <text:p text:style-name="P14"><text:span text:style-name="T13">ERROR </text:span><text:span text:style-name="T3">err_id</text:span></text:p>
                  <text:p text:style-name="P15">\n\n</text:p>
                  <text:list>
                    <text:list-item>
                      <text:list>
                        <text:list-item>
                          <text:p text:style-name="P28">err_id je celočíselný identifikátor dané chyb<text:span text:style-name="T14">y</text:span></text:p>
                        </text:list-item>
                      </text:list>
                    </text:list-item>
                  </text:list>
                </text:list-header>
              </text:list>
            </text:list-item>
            <text:list-item>
              <text:p text:style-name="P29">Možné chybové kódy:</text:p>
              <text:list>
                <text:list-item>
                  <text:p text:style-name="P10">10 soubor nenalezen</text:p>
                </text:list-item>
                <text:list-item>
                  <text:p text:style-name="P10">11 soubor nelze otevřít</text:p>
                </text:list-item>
                <text:list-item>
                  <text:p text:style-name="P30">55 interní chyba</text:p>
                </text:list-item>
              </text:list>
            </text:list-item>
          </text:list>
          <text:p text:style-name="P9"><text:tab/></text:p>
        </text:list-item>
      </text:list>
      <text:p text:style-name="P3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28:42.166762897</meta:creation-date>
    <dc:date>2016-04-24T22:05:12.038200776</dc:date>
    <meta:editing-duration>PT55M20S</meta:editing-duration>
    <meta:editing-cycles>89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232" meta:character-count="1358" meta:non-whitespace-character-count="1198"/>
  </office:meta>
</office:document-meta>
</file>